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9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2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3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<text:span text:style-name="T8">ПОВЕРКИ</text:span></text:p>
      <text:p text:style-name="P6"><text:span text:style-name="T22">дозиметра типа </text:span><text:span text:style-name="T11">ДКС</text:span><text:span text:style-name="T22">-</text:span><text:span text:style-name="T11">АТ3509</text:span><text:span text:style-name="T7">A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<text:span text:style-name="T27">МП. МН 742-2005</text:span></text:p>
      <text:p text:style-name="P33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4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1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С-АТ3509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9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2">H</text:span><text:span text:style-name="T14">pi</text:span><text:span text:style-name="T30">(10)</text:span></text:p>
          </table:table-cell>
          <table:table-cell table:style-name="t1.B2" office:value-type="string">
            <text:p text:style-name="P23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3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9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7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5">±<text:span text:style-name="T8">30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5">±<text:span text:style-name="T8">15</text:span></text:p>
          </table:table-cell>
        </table:table-row>
        <table:table-row>
          <table:table-cell table:style-name="t1.A6" office:value-type="string">
            <text:p text:style-name="P17">800<text:span text:style-name="T8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25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С-АТ3509A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1">Действи-тельное</text:span> значение</text:p>
            <text:p text:style-name="P35">ЭД<text:span text:style-name="T32">,</text:span></text:p>
            <text:p text:style-name="P35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7"><text:s text:c="2"/>d, <text:span text:style-name="T8">см <text:s/></text:span></text:p>
            <text:p text:style-name="P38">t, <text:span text:style-name="T8">сек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30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8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5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5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8">мкЗв</text:span></text:p>
          </table:table-cell>
          <table:table-cell table:style-name="s1.B4" office:value-type="string">
            <text:p text:style-name="P18">##1-<text:span text:style-name="T1">dn_</text:span><text:span text:style-name="T8">3</text:span></text:p>
          </table:table-cell>
          <table:table-cell table:style-name="s1.B4" office:value-type="string">
            <text:p text:style-name="P26"><text:s text:c="2"/>##1-<text:span text:style-name="T1">dd_</text:span><text:span text:style-name="T8">3</text:span> <text:s/></text:p>
            <text:p text:style-name="P22">360c</text:p>
          </table:table-cell>
          <table:table-cell table:style-name="s1.B4" office:value-type="string">
            <text:p text:style-name="P18">##1-d_dev_<text:span text:style-name="T8">3</text:span></text:p>
          </table:table-cell>
          <table:table-cell table:style-name="s1.B4" office:value-type="string">
            <text:p text:style-name="P18">##1-dose_<text:span text:style-name="T8">3</text:span></text:p>
          </table:table-cell>
          <table:table-cell table:style-name="s1.B4" office:value-type="string">
            <text:p text:style-name="P18">##1-d_res_<text:span text:style-name="T8">3</text:span></text:p>
          </table:table-cell>
          <table:table-cell table:style-name="s1.B4" office:value-type="string">
            <text:p text:style-name="P18">##1-o_pog_<text:span text:style-name="T8">3</text:span></text:p>
          </table:table-cell>
          <table:table-cell table:style-name="s1.B4" office:value-type="string">
            <text:p text:style-name="P18">##1-d_gran_<text:span text:style-name="T8">3</text:span></text:p>
          </table:table-cell>
          <table:table-cell table:style-name="s1.I4" office:value-type="string">
            <text:p text:style-name="P17">±<text:span text:style-name="T1">15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</text:p>
          </table:table-cell>
          <table:table-cell table:style-name="s1.B5" office:value-type="string">
            <text:p text:style-name="P26"><text:s text:c="2"/>##1-<text:span text:style-name="T1">dd</text:span> <text:s/></text:p>
            <text:p text:style-name="P22">180c</text:p>
          </table:table-cell>
          <table:table-cell table:style-name="s1.B5" office:value-type="string">
            <text:p text:style-name="P18">##1-d_dev</text:p>
          </table:table-cell>
          <table:table-cell table:style-name="s1.B5" office:value-type="string">
            <text:p text:style-name="P18">##1-dose</text:p>
          </table:table-cell>
          <table:table-cell table:style-name="s1.B5" office:value-type="string">
            <text:p text:style-name="P18">##1-d_res</text:p>
          </table:table-cell>
          <table:table-cell table:style-name="s1.B5" office:value-type="string">
            <text:p text:style-name="P18">##1-o_pog</text:p>
          </table:table-cell>
          <table:table-cell table:style-name="s1.B5" office:value-type="string">
            <text:p text:style-name="P18">##1-d_gran</text:p>
          </table:table-cell>
          <table:table-cell table:style-name="s1.I5" office:value-type="string">
            <text:p text:style-name="P17">±<text:span text:style-name="T8">15</text:span></text:p>
          </table:table-cell>
        </table:table-row>
      </table:table>
      <text:p text:style-name="P4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A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35:50.33</dc:date>
    <meta:editing-duration>P3DT7H24M26S</meta:editing-duration>
    <meta:editing-cycles>385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6" meta:character-count="2165"/>
  </office:meta>
</office:document-meta>
</file>